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style:text-properties fo:color="#ff333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rt a Huge File of Ite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The algorithm and demo implementation of a Sort of a Huge File, containing items of a specified type</text:p>
            <text:p/>
            <text:p>The algorithm is based on the Bucket S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rect draw:style-name="gr2" draw:text-style-name="P2" draw:layer="layout" svg:width="2.54cm" svg:height="0.738cm" svg:x="2.54cm" svg:y="2.564cm">
          <text:p text:style-name="P1"><text:span text:style-name="T1">Chunk #0</text:span></text:p>
        </draw:rect>
        <draw:rect draw:style-name="gr2" draw:text-style-name="P2" draw:layer="layout" svg:width="2.54cm" svg:height="0.738cm" svg:x="5.08cm" svg:y="2.564cm">
          <text:p text:style-name="P1"><text:span text:style-name="T1">Chunk #1</text:span></text:p>
        </draw:rect>
        <draw:rect draw:style-name="gr2" draw:text-style-name="P2" draw:layer="layout" svg:width="2.54cm" svg:height="0.738cm" svg:x="20.38cm" svg:y="2.564cm">
          <text:p text:style-name="P1"><text:span text:style-name="T1">Chunk #N-1</text:span></text:p>
        </draw:rect>
        <draw:rect draw:style-name="gr2" draw:text-style-name="P2" draw:layer="layout" svg:width="12.76cm" svg:height="0.738cm" svg:x="7.62cm" svg:y="2.564cm">
          <text:p text:style-name="P1"><text:span text:style-name="T1">...</text:span></text:p>
        </draw:rect>
        <draw:rect draw:style-name="gr2" draw:text-style-name="P2" draw:layer="layout" svg:width="20.32cm" svg:height="0.738cm" svg:x="2.54cm" svg:y="3.964cm">
          <text:p text:style-name="P1"><text:span text:style-name="T1">input file adapter</text:span></text:p>
        </draw:rect>
        <draw:line draw:style-name="gr3" draw:text-style-name="P1" draw:layer="layout" svg:x1="3.81cm" svg:y1="3.302cm" svg:x2="3.81cm" svg:y2="3.964cm">
          <text:p/>
        </draw:line>
        <draw:line draw:style-name="gr3" draw:text-style-name="P1" draw:layer="layout" svg:x1="6.31cm" svg:y1="3.302cm" svg:x2="6.31cm" svg:y2="3.964cm">
          <text:p/>
        </draw:line>
        <draw:line draw:style-name="gr3" draw:text-style-name="P1" draw:layer="layout" svg:x1="21.71cm" svg:y1="3.302cm" svg:x2="21.71cm" svg:y2="3.964cm">
          <text:p/>
        </draw:line>
        <draw:rect draw:style-name="gr2" draw:text-style-name="P2" draw:layer="layout" svg:width="12.7cm" svg:height="0.738cm" svg:x="2.54cm" svg:y="5.564cm">
          <text:p text:style-name="P1"><text:span text:style-name="T1">Scatter to buckets Load Balancer</text:span></text:p>
        </draw:rect>
        <draw:rect draw:style-name="gr2" draw:text-style-name="P2" draw:layer="layout" svg:width="2.54cm" svg:height="1.016cm" svg:x="2.5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6.958cm">
          <text:p text:style-name="P1"><text:span text:style-name="T1">Scatter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6.958cm">
          <text:p text:style-name="P1"><text:span text:style-name="T1">Scatter</text:span></text:p>
          <text:p text:style-name="P1"><text:span text:style-name="T1">Job #M-1</text:span></text:p>
        </draw:rect>
        <draw:rect draw:style-name="gr2" draw:text-style-name="P2" draw:layer="layout" svg:width="12.7cm" svg:height="0.738cm" svg:x="2.54cm" svg:y="8.664cm">
          <text:p text:style-name="P1"><text:span text:style-name="T1">Bucket Adapter</text:span></text:p>
        </draw:rect>
        <draw:rect draw:style-name="gr2" draw:text-style-name="P2" draw:layer="layout" svg:width="2.54cm" svg:height="0.81cm" svg:x="2.54cm" svg:y="10.058cm">
          <text:p text:style-name="P1"><text:span text:style-name="T1">Bucket #0</text:span></text:p>
        </draw:rect>
        <draw:rect draw:style-name="gr2" draw:text-style-name="P2" draw:layer="layout" svg:width="2.54cm" svg:height="0.81cm" svg:x="5.74cm" svg:y="10.058cm">
          <text:p text:style-name="P1"><text:span text:style-name="T1">Bucket #1</text:span></text:p>
        </draw:rect>
        <draw:rect draw:style-name="gr2" draw:text-style-name="P2" draw:layer="layout" svg:width="2.54cm" svg:height="0.81cm" svg:x="12.64cm" svg:y="10.058cm">
          <text:p text:style-name="P1"><text:span text:style-name="T1">Bucket #K-1</text:span></text:p>
        </draw:rect>
        <draw:rect draw:style-name="gr2" draw:text-style-name="P2" draw:layer="layout" svg:width="2.54cm" svg:height="1.016cm" svg:x="2.5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12.958cm">
          <text:p text:style-name="P1"><text:span text:style-name="T1">Sort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12.958cm">
          <text:p text:style-name="P1"><text:span text:style-name="T1">Sort</text:span></text:p>
          <text:p text:style-name="P1"><text:span text:style-name="T1">Job #L-1</text:span></text:p>
        </draw:rect>
        <draw:rect draw:style-name="gr2" draw:text-style-name="P2" draw:layer="layout" svg:width="12.7cm" svg:height="0.738cm" svg:x="2.54cm" svg:y="11.564cm">
          <text:p text:style-name="P1"><text:span text:style-name="T1">Bucket Sort Load Balancer</text:span></text:p>
        </draw:rect>
        <draw:rect draw:style-name="gr2" draw:text-style-name="P2" draw:layer="layout" svg:width="12.7cm" svg:height="0.738cm" svg:x="2.54cm" svg:y="14.664cm">
          <text:p text:style-name="P1"><text:span text:style-name="T1">Buckets Concatenate Load Balancer</text:span></text:p>
        </draw:rect>
        <draw:rect draw:style-name="gr2" draw:text-style-name="P2" draw:layer="layout" svg:width="2.54cm" svg:height="1.016cm" svg:x="2.54cm" svg:y="16.058cm">
          <text:p text:style-name="P1"><text:span text:style-name="T1">Concat</text:span></text:p>
          <text:p text:style-name="P1"><text:span text:style-name="T1">Job #0</text:span></text:p>
        </draw:rect>
        <draw:rect draw:style-name="gr2" draw:text-style-name="P2" draw:layer="layout" svg:width="2.54cm" svg:height="1.016cm" svg:x="5.74cm" svg:y="16.058cm">
          <text:p text:style-name="P1"><text:span text:style-name="T1">Concat</text:span></text:p>
          <text:p text:style-name="P1"><text:span text:style-name="T1">Job #1</text:span></text:p>
        </draw:rect>
        <draw:rect draw:style-name="gr2" draw:text-style-name="P2" draw:layer="layout" svg:width="2.54cm" svg:height="1.016cm" svg:x="12.64cm" svg:y="16.058cm">
          <text:p text:style-name="P1"><text:span text:style-name="T1">Concat</text:span></text:p>
          <text:p text:style-name="P1"><text:span text:style-name="T1">Job #P-1</text:span></text:p>
        </draw:rect>
        <draw:rect draw:style-name="gr2" draw:text-style-name="P2" draw:layer="layout" svg:width="20.32cm" svg:height="0.738cm" svg:x="2.54cm" svg:y="18.064cm">
          <text:p text:style-name="P1"><text:span text:style-name="T1">output file adapter</text:span></text:p>
        </draw:rect>
        <draw:frame draw:style-name="gr4" draw:text-style-name="P3" draw:layer="layout" svg:width="2.111cm" svg:height="0.729cm" svg:x="0.254cm" svg:y="2.573cm">
          <draw:text-box>
            <text:p><text:span text:style-name="T1">Input file</text:span></text:p>
          </draw:text-box>
        </draw:frame>
        <draw:rect draw:style-name="gr2" draw:text-style-name="P2" draw:layer="layout" svg:width="2.54cm" svg:height="0.738cm" svg:x="2.541cm" svg:y="19.464cm">
          <text:p text:style-name="P1"><text:span text:style-name="T1">Chunk #0</text:span></text:p>
        </draw:rect>
        <draw:frame draw:style-name="gr4" draw:text-style-name="P3" draw:layer="layout" svg:width="2.348cm" svg:height="0.729cm" svg:x="0.255cm" svg:y="19.473cm">
          <draw:text-box>
            <text:p><text:span text:style-name="T1">output file</text:span></text:p>
          </draw:text-box>
        </draw:frame>
        <draw:rect draw:style-name="gr2" draw:text-style-name="P2" draw:layer="layout" svg:width="2.54cm" svg:height="0.738cm" svg:x="5.08cm" svg:y="19.464cm">
          <text:p text:style-name="P1"><text:span text:style-name="T1">Chunk #1</text:span></text:p>
        </draw:rect>
        <draw:rect draw:style-name="gr2" draw:text-style-name="P2" draw:layer="layout" svg:width="2.54cm" svg:height="0.738cm" svg:x="20.38cm" svg:y="19.464cm">
          <text:p text:style-name="P1"><text:span text:style-name="T1">Chunk #N-1</text:span></text:p>
        </draw:rect>
        <draw:rect draw:style-name="gr2" draw:text-style-name="P2" draw:layer="layout" svg:width="12.76cm" svg:height="0.738cm" svg:x="7.62cm" svg:y="19.464cm">
          <text:p text:style-name="P1"><text:span text:style-name="T1">...</text:span></text:p>
        </draw:rect>
        <draw:rect draw:style-name="gr2" draw:text-style-name="P2" draw:layer="layout" svg:width="6.62cm" svg:height="0.738cm" svg:x="16.24cm" svg:y="5.564cm">
          <text:p text:style-name="P1"><text:span text:style-name="T1">Single Scatterer</text:span></text:p>
        </draw:rect>
        <draw:rect draw:style-name="gr2" draw:text-style-name="P2" draw:layer="layout" svg:width="6.62cm" svg:height="0.738cm" svg:x="16.24cm" svg:y="11.564cm">
          <text:p text:style-name="P1"><text:span text:style-name="T1">Single Bucket Sorter</text:span></text:p>
        </draw:rect>
        <draw:rect draw:style-name="gr2" draw:text-style-name="P2" draw:layer="layout" svg:width="2.54cm" svg:height="1.016cm" svg:x="18.74cm" svg:y="12.958cm">
          <text:p text:style-name="P1"><text:span text:style-name="T1">Sort</text:span></text:p>
          <text:p text:style-name="P1"><text:span text:style-name="T1">Job #0</text:span></text:p>
        </draw:rect>
        <draw:rect draw:style-name="gr2" draw:text-style-name="P2" draw:layer="layout" svg:width="2.54cm" svg:height="1.016cm" svg:x="18.74cm" svg:y="6.958cm">
          <text:p text:style-name="P1"><text:span text:style-name="T1">Scatter</text:span></text:p>
          <text:p text:style-name="P1"><text:span text:style-name="T1">Job #0</text:span></text:p>
        </draw:rect>
        <draw:rect draw:style-name="gr2" draw:text-style-name="P2" draw:layer="layout" svg:width="6.62cm" svg:height="0.738cm" svg:x="16.24cm" svg:y="8.664cm">
          <text:p text:style-name="P1"><text:span text:style-name="T1">Bucket Adapter</text:span></text:p>
        </draw:rect>
        <draw:rect draw:style-name="gr2" draw:text-style-name="P2" draw:layer="layout" svg:width="2.54cm" svg:height="0.81cm" svg:x="18.74cm" svg:y="10.058cm">
          <text:p text:style-name="P1"><text:span text:style-name="T1">Bucket #0</text:span></text:p>
        </draw:rect>
        <draw:rect draw:style-name="gr2" draw:text-style-name="P2" draw:layer="layout" svg:width="6.52cm" svg:height="0.738cm" svg:x="16.34cm" svg:y="14.664cm">
          <text:p text:style-name="P1"><text:span text:style-name="T1">Single Bucket Concatenatenator</text:span></text:p>
        </draw:rect>
        <draw:rect draw:style-name="gr2" draw:text-style-name="P2" draw:layer="layout" svg:width="2.54cm" svg:height="1.016cm" svg:x="18.84cm" svg:y="16.058cm">
          <text:p text:style-name="P1"><text:span text:style-name="T1">Concat</text:span></text:p>
          <text:p text:style-name="P1"><text:span text:style-name="T1">Job #0</text:span></text:p>
        </draw:rect>
        <draw:line draw:style-name="gr3" draw:text-style-name="P1" draw:layer="layout" svg:x1="8.61cm" svg:y1="4.702cm" svg:x2="8.61cm" svg:y2="5.564cm">
          <text:p/>
        </draw:line>
        <draw:line draw:style-name="gr3" draw:text-style-name="P1" draw:layer="layout" svg:x1="19.91cm" svg:y1="4.702cm" svg:x2="19.91cm" svg:y2="5.564cm">
          <text:p/>
        </draw:line>
        <draw:line draw:style-name="gr3" draw:text-style-name="P1" draw:layer="layout" svg:x1="3.81cm" svg:y1="6.302cm" svg:x2="3.81cm" svg:y2="6.964cm">
          <text:p/>
        </draw:line>
        <draw:line draw:style-name="gr3" draw:text-style-name="P1" draw:layer="layout" svg:x1="7.11cm" svg:y1="6.302cm" svg:x2="7.11cm" svg:y2="6.964cm">
          <text:p/>
        </draw:line>
        <draw:line draw:style-name="gr3" draw:text-style-name="P1" draw:layer="layout" svg:x1="13.81cm" svg:y1="6.302cm" svg:x2="13.81cm" svg:y2="6.964cm">
          <text:p/>
        </draw:line>
        <draw:line draw:style-name="gr3" draw:text-style-name="P1" draw:layer="layout" svg:x1="19.91cm" svg:y1="6.302cm" svg:x2="19.91cm" svg:y2="6.964cm">
          <text:p/>
        </draw:line>
        <draw:line draw:style-name="gr3" draw:text-style-name="P1" draw:layer="layout" svg:x1="19.91cm" svg:y1="8.002cm" svg:x2="19.91cm" svg:y2="8.664cm">
          <text:p/>
        </draw:line>
        <draw:line draw:style-name="gr3" draw:text-style-name="P1" draw:layer="layout" svg:x1="13.81cm" svg:y1="8.002cm" svg:x2="13.81cm" svg:y2="8.664cm">
          <text:p/>
        </draw:line>
        <draw:line draw:style-name="gr3" draw:text-style-name="P1" draw:layer="layout" svg:x1="7.01cm" svg:y1="8.002cm" svg:x2="7.01cm" svg:y2="8.664cm">
          <text:p/>
        </draw:line>
        <draw:line draw:style-name="gr3" draw:text-style-name="P1" draw:layer="layout" svg:x1="3.81cm" svg:y1="8.002cm" svg:x2="3.81cm" svg:y2="8.664cm">
          <text:p/>
        </draw:line>
        <draw:line draw:style-name="gr3" draw:text-style-name="P1" draw:layer="layout" svg:x1="3.81cm" svg:y1="9.402cm" svg:x2="3.81cm" svg:y2="10.064cm">
          <text:p/>
        </draw:line>
        <draw:line draw:style-name="gr3" draw:text-style-name="P1" draw:layer="layout" svg:x1="7.01cm" svg:y1="9.402cm" svg:x2="7.01cm" svg:y2="10.064cm">
          <text:p/>
        </draw:line>
        <draw:line draw:style-name="gr3" draw:text-style-name="P1" draw:layer="layout" svg:x1="13.81cm" svg:y1="9.402cm" svg:x2="13.81cm" svg:y2="10.064cm">
          <text:p/>
        </draw:line>
        <draw:line draw:style-name="gr3" draw:text-style-name="P1" draw:layer="layout" svg:x1="19.91cm" svg:y1="9.402cm" svg:x2="19.91cm" svg:y2="10.064cm">
          <text:p/>
        </draw:line>
        <draw:line draw:style-name="gr3" draw:text-style-name="P1" draw:layer="layout" svg:x1="19.91cm" svg:y1="10.902cm" svg:x2="19.91cm" svg:y2="11.564cm">
          <text:p/>
        </draw:line>
        <draw:line draw:style-name="gr3" draw:text-style-name="P1" draw:layer="layout" svg:x1="13.81cm" svg:y1="10.902cm" svg:x2="13.81cm" svg:y2="11.564cm">
          <text:p/>
        </draw:line>
        <draw:line draw:style-name="gr3" draw:text-style-name="P1" draw:layer="layout" svg:x1="7.01cm" svg:y1="10.902cm" svg:x2="7.01cm" svg:y2="11.564cm">
          <text:p/>
        </draw:line>
        <draw:line draw:style-name="gr3" draw:text-style-name="P1" draw:layer="layout" svg:x1="3.81cm" svg:y1="10.902cm" svg:x2="3.81cm" svg:y2="11.564cm">
          <text:p/>
        </draw:line>
        <draw:line draw:style-name="gr3" draw:text-style-name="P1" draw:layer="layout" svg:x1="3.81cm" svg:y1="12.302cm" svg:x2="3.81cm" svg:y2="12.964cm">
          <text:p/>
        </draw:line>
        <draw:line draw:style-name="gr3" draw:text-style-name="P1" draw:layer="layout" svg:x1="7.01cm" svg:y1="12.302cm" svg:x2="7.01cm" svg:y2="12.964cm">
          <text:p/>
        </draw:line>
        <draw:line draw:style-name="gr3" draw:text-style-name="P1" draw:layer="layout" svg:x1="13.81cm" svg:y1="12.302cm" svg:x2="13.81cm" svg:y2="12.964cm">
          <text:p/>
        </draw:line>
        <draw:line draw:style-name="gr3" draw:text-style-name="P1" draw:layer="layout" svg:x1="20.01cm" svg:y1="12.302cm" svg:x2="20.01cm" svg:y2="12.964cm">
          <text:p/>
        </draw:line>
        <draw:line draw:style-name="gr3" draw:text-style-name="P1" draw:layer="layout" svg:x1="20.01cm" svg:y1="14.002cm" svg:x2="20.01cm" svg:y2="14.664cm">
          <text:p/>
        </draw:line>
        <draw:line draw:style-name="gr3" draw:text-style-name="P1" draw:layer="layout" svg:x1="13.81cm" svg:y1="14.002cm" svg:x2="13.81cm" svg:y2="14.664cm">
          <text:p/>
        </draw:line>
        <draw:line draw:style-name="gr3" draw:text-style-name="P1" draw:layer="layout" svg:x1="7.01cm" svg:y1="14.002cm" svg:x2="7.01cm" svg:y2="14.664cm">
          <text:p/>
        </draw:line>
        <draw:line draw:style-name="gr3" draw:text-style-name="P1" draw:layer="layout" svg:x1="3.81cm" svg:y1="14.002cm" svg:x2="3.81cm" svg:y2="14.664cm">
          <text:p/>
        </draw:line>
        <draw:line draw:style-name="gr3" draw:text-style-name="P1" draw:layer="layout" svg:x1="3.81cm" svg:y1="15.402cm" svg:x2="3.81cm" svg:y2="16.064cm">
          <text:p/>
        </draw:line>
        <draw:line draw:style-name="gr3" draw:text-style-name="P1" draw:layer="layout" svg:x1="7.01cm" svg:y1="15.402cm" svg:x2="7.01cm" svg:y2="16.064cm">
          <text:p/>
        </draw:line>
        <draw:line draw:style-name="gr3" draw:text-style-name="P1" draw:layer="layout" svg:x1="13.71cm" svg:y1="15.402cm" svg:x2="13.71cm" svg:y2="16.064cm">
          <text:p/>
        </draw:line>
        <draw:line draw:style-name="gr3" draw:text-style-name="P1" draw:layer="layout" svg:x1="20.01cm" svg:y1="15.402cm" svg:x2="20.01cm" svg:y2="16.064cm">
          <text:p/>
        </draw:line>
        <draw:line draw:style-name="gr3" draw:text-style-name="P1" draw:layer="layout" svg:x1="19.91cm" svg:y1="17.102cm" svg:x2="19.91cm" svg:y2="17.964cm">
          <text:p/>
        </draw:line>
        <draw:line draw:style-name="gr3" draw:text-style-name="P1" draw:layer="layout" svg:x1="13.71cm" svg:y1="17.102cm" svg:x2="13.71cm" svg:y2="17.964cm">
          <text:p/>
        </draw:line>
        <draw:line draw:style-name="gr3" draw:text-style-name="P1" draw:layer="layout" svg:x1="6.91cm" svg:y1="17.102cm" svg:x2="6.91cm" svg:y2="17.964cm">
          <text:p/>
        </draw:line>
        <draw:line draw:style-name="gr3" draw:text-style-name="P1" draw:layer="layout" svg:x1="3.71cm" svg:y1="17.102cm" svg:x2="3.71cm" svg:y2="17.964cm">
          <text:p/>
        </draw:line>
        <draw:line draw:style-name="gr3" draw:text-style-name="P1" draw:layer="layout" svg:x1="3.81cm" svg:y1="18.802cm" svg:x2="3.81cm" svg:y2="19.464cm">
          <text:p/>
        </draw:line>
        <draw:line draw:style-name="gr3" draw:text-style-name="P1" draw:layer="layout" svg:x1="6.51cm" svg:y1="18.802cm" svg:x2="6.51cm" svg:y2="19.464cm">
          <text:p/>
        </draw:line>
        <draw:line draw:style-name="gr3" draw:text-style-name="P1" draw:layer="layout" svg:x1="21.41cm" svg:y1="18.802cm" svg:x2="21.41cm" svg:y2="19.464cm">
          <text:p/>
        </draw:line>
        <draw:frame draw:style-name="gr4" draw:layer="layout" svg:width="7.644cm" svg:height="0.962cm" svg:x="8.396cm" svg:y="0.708cm">
          <draw:text-box>
            <text:p>Sort Contextual Workflow</text:p>
          </draw:text-box>
        </draw:frame>
        <draw:rect draw:style-name="gr5" draw:text-style-name="P1" draw:layer="layout" svg:width="7.62cm" svg:height="12.446cm" svg:x="15.748cm" svg:y="5.08cm" draw:corner-radius="0.5cm">
          <text:p/>
        </draw:rect>
        <draw:rect draw:style-name="gr5" draw:text-style-name="P1" draw:layer="layout" svg:width="13.436cm" svg:height="12.446cm" svg:x="2.032cm" svg:y="5.08cm" draw:corner-radius="0.5cm">
          <text:p/>
        </draw:rect>
        <draw:frame draw:style-name="gr4" draw:text-style-name="P3" draw:layer="layout" svg:width="2.53cm" svg:height="1.207cm" svg:x="0.255cm" svg:y="4.574cm">
          <draw:text-box>
            <text:p><text:span text:style-name="T1">Distributed</text:span></text:p>
            <text:p><text:span text:style-name="T1">Mode</text:span></text:p>
          </draw:text-box>
        </draw:frame>
        <draw:frame draw:style-name="gr4" draw:text-style-name="P3" draw:layer="layout" svg:width="1.797cm" svg:height="1.207cm" svg:x="23.155cm" svg:y="4.575cm">
          <draw:text-box>
            <text:p><text:span text:style-name="T1">Simple</text:span></text:p>
            <text:p><text:span text:style-name="T1">M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2" draw:text-style-name="P2" xml:id="id2" draw:id="id2" draw:layer="layout" svg:width="4.992cm" svg:height="0.738cm" svg:x="11.938cm" svg:y="3.564cm">
          <text:p text:style-name="P1"><text:span text:style-name="T1">Input File</text:span></text:p>
        </draw:rect>
        <draw:rect draw:style-name="gr2" draw:text-style-name="P2" xml:id="id1" draw:id="id1" draw:layer="layout" svg:width="2.54cm" svg:height="0.81cm" svg:x="6.14cm" svg:y="8.158cm">
          <text:p text:style-name="P1"><text:span text:style-name="T1">Bucket #0</text:span></text:p>
        </draw:rect>
        <draw:rect draw:style-name="gr2" draw:text-style-name="P2" xml:id="id3" draw:id="id3" draw:layer="layout" svg:width="2.54cm" svg:height="0.81cm" svg:x="10.44cm" svg:y="8.158cm">
          <text:p text:style-name="P1"><text:span text:style-name="T1">Bucket #1</text:span></text:p>
        </draw:rect>
        <draw:rect draw:style-name="gr2" draw:text-style-name="P2" xml:id="id4" draw:id="id4" draw:layer="layout" svg:width="2.54cm" svg:height="0.81cm" svg:x="18.94cm" svg:y="8.158cm">
          <text:p text:style-name="P1"><text:span text:style-name="T1">Bucket #K-1</text:span></text:p>
        </draw:rect>
        <draw:frame draw:style-name="gr4" draw:text-style-name="P3" draw:layer="layout" svg:width="4.828cm" svg:height="0.729cm" svg:x="12.438cm" svg:y="6.453cm">
          <draw:text-box>
            <text:p><text:span text:style-name="T1">Scatter data in buckets</text:span></text:p>
          </draw:text-box>
        </draw:frame>
        <draw:frame draw:style-name="gr4" draw:layer="layout" svg:width="4.697cm" svg:height="0.962cm" svg:x="12.096cm" svg:y="1.108cm">
          <draw:text-box>
            <text:p>Sort Data Flow</text:p>
          </draw:text-box>
        </draw:frame>
        <draw:connector draw:style-name="gr6" draw:text-style-name="P1" draw:layer="layout" draw:type="curve" svg:x1="6.14cm" svg:y1="8.563cm" svg:x2="14.434cm" svg:y2="3.564cm" draw:start-shape="id1" draw:start-glue-point="3" draw:end-shape="id2" draw:end-glue-point="0" svg:d="M6140 8563c-751 0-626-2750 1635-4188s6659-1562 6659-811" svg:viewBox="0 0 8708 5453">
          <text:p/>
        </draw:connector>
        <draw:connector draw:style-name="gr6" draw:text-style-name="P1" draw:layer="layout" draw:type="curve" draw:line-skew="-1.078cm" svg:x1="10.44cm" svg:y1="8.563cm" svg:x2="14.434cm" svg:y2="3.564cm" draw:start-shape="id3" draw:start-glue-point="3" draw:end-shape="id2" draw:end-glue-point="0" svg:d="M10440 8563c-2368 0-1973-2750-383-4188s4377-1562 4377-811" svg:viewBox="0 0 5671 5453">
          <text:p/>
        </draw:connector>
        <draw:connector draw:style-name="gr6" draw:text-style-name="P1" draw:layer="layout" draw:type="curve" svg:x1="21.48cm" svg:y1="8.563cm" svg:x2="14.434cm" svg:y2="3.564cm" draw:start-shape="id4" draw:start-glue-point="1" draw:end-shape="id2" draw:end-glue-point="0" svg:d="M21480 8563c751 0 626-2750-1323-4188s-5723-1562-5723-811" svg:viewBox="0 0 7473 5453">
          <text:p/>
        </draw:connector>
        <draw:connector draw:style-name="gr3" draw:text-style-name="P1" draw:layer="layout" draw:type="curve" svg:x1="14.434cm" svg:y1="4.302cm" svg:x2="7.41cm" svg:y2="8.158cm" draw:start-shape="id2" draw:start-glue-point="2" draw:end-shape="id1" svg:d="M14434 4302c0 2892-7024 964-7024 3856" svg:viewBox="0 0 7025 3857">
          <text:p/>
        </draw:connector>
        <draw:connector draw:style-name="gr3" draw:text-style-name="P1" draw:layer="layout" draw:type="curve" svg:x1="14.434cm" svg:y1="4.302cm" svg:x2="11.71cm" svg:y2="8.158cm" draw:start-shape="id2" draw:start-glue-point="2" draw:end-shape="id3" svg:d="M14434 4302c0 2892-2724 964-2724 3856" svg:viewBox="0 0 2725 3857">
          <text:p/>
        </draw:connector>
        <draw:connector draw:style-name="gr3" draw:text-style-name="P1" draw:layer="layout" draw:type="curve" svg:x1="14.434cm" svg:y1="4.302cm" svg:x2="20.21cm" svg:y2="8.158cm" draw:start-shape="id2" draw:start-glue-point="2" draw:end-shape="id4" svg:d="M14434 4302c0 2892 5776 964 5776 3856" svg:viewBox="0 0 5777 3857">
          <text:p/>
        </draw:connector>
        <draw:frame draw:style-name="gr4" draw:text-style-name="P3" draw:layer="layout" svg:width="3.999cm" svg:height="0.729cm" svg:x="6.938cm" svg:y="4.054cm">
          <draw:text-box>
            <text:p><text:span text:style-name="T1">Sort big bucket file</text:span></text:p>
          </draw:text-box>
        </draw:frame>
        <draw:rect draw:style-name="gr2" draw:text-style-name="P2" xml:id="id5" draw:id="id5" draw:layer="layout" svg:width="4.992cm" svg:height="0.738cm" svg:x="11.938cm" svg:y="12.364cm">
          <text:p text:style-name="P1"><text:span text:style-name="T1">Output File</text:span></text:p>
        </draw:rect>
        <draw:connector draw:style-name="gr6" draw:text-style-name="P1" draw:layer="layout" draw:type="curve" svg:x1="6.14cm" svg:y1="8.563cm" svg:x2="7.41cm" svg:y2="8.968cm" draw:start-shape="id1" draw:start-glue-point="3" draw:end-shape="id1" draw:end-glue-point="2" svg:d="M6140 8563c-751 0-626 453-121 742s1391 414 1391-337" svg:viewBox="0 0 1803 969">
          <text:p/>
        </draw:connector>
        <draw:frame draw:style-name="gr4" draw:text-style-name="P3" draw:layer="layout" svg:width="3.313cm" svg:height="1.207cm" svg:x="2.439cm" svg:y="8.355cm">
          <draw:text-box>
            <text:p><text:span text:style-name="T1">Sort bucket file</text:span></text:p>
            <text:p><text:span text:style-name="T1">in memory</text:span></text:p>
          </draw:text-box>
        </draw:frame>
        <draw:frame draw:style-name="gr4" draw:text-style-name="P3" draw:layer="layout" svg:width="3.313cm" svg:height="1.207cm" svg:x="8.24cm" svg:y="8.956cm">
          <draw:text-box>
            <text:p><text:span text:style-name="T1">Sort bucket file</text:span></text:p>
            <text:p><text:span text:style-name="T1">in memory</text:span></text:p>
          </draw:text-box>
        </draw:frame>
        <draw:frame draw:style-name="gr4" draw:text-style-name="P3" draw:layer="layout" svg:width="3.313cm" svg:height="1.207cm" svg:x="15.641cm" svg:y="7.957cm">
          <draw:text-box>
            <text:p><text:span text:style-name="T1">Sort bucket file</text:span></text:p>
            <text:p><text:span text:style-name="T1">in memory</text:span></text:p>
          </draw:text-box>
        </draw:frame>
        <draw:connector draw:style-name="gr6" draw:text-style-name="P1" draw:layer="layout" draw:type="curve" svg:x1="10.44cm" svg:y1="8.563cm" svg:x2="11.71cm" svg:y2="8.968cm" draw:start-shape="id3" draw:start-glue-point="3" draw:end-shape="id3" draw:end-glue-point="2" svg:d="M10440 8563c-751 0-626 453-121 742s1391 414 1391-337" svg:viewBox="0 0 1803 969">
          <text:p/>
        </draw:connector>
        <draw:connector draw:style-name="gr6" draw:text-style-name="P1" draw:layer="layout" draw:type="curve" svg:x1="18.94cm" svg:y1="8.563cm" svg:x2="20.21cm" svg:y2="8.968cm" draw:start-shape="id4" draw:start-glue-point="3" draw:end-shape="id4" draw:end-glue-point="2" svg:d="M18940 8563c-751 0-626 453-121 742s1391 414 1391-337" svg:viewBox="0 0 1803 969">
          <text:p/>
        </draw:connector>
        <draw:connector draw:style-name="gr3" draw:text-style-name="P1" draw:layer="layout" draw:type="curve" svg:x1="7.41cm" svg:y1="8.968cm" svg:x2="14.434cm" svg:y2="12.364cm" draw:start-shape="id1" draw:start-glue-point="2" draw:end-shape="id5" draw:end-glue-point="0" svg:d="M7410 8968c0 2547 7024 849 7024 3396" svg:viewBox="0 0 7025 3397">
          <text:p/>
        </draw:connector>
        <draw:connector draw:style-name="gr3" draw:text-style-name="P1" draw:layer="layout" draw:type="curve" svg:x1="11.71cm" svg:y1="8.968cm" svg:x2="14.434cm" svg:y2="12.364cm" draw:start-shape="id3" draw:start-glue-point="2" draw:end-shape="id5" draw:end-glue-point="0" svg:d="M11710 8968c0 2547 2724 849 2724 3396" svg:viewBox="0 0 2725 3397">
          <text:p/>
        </draw:connector>
        <draw:connector draw:style-name="gr3" draw:text-style-name="P1" draw:layer="layout" draw:type="curve" svg:x1="20.21cm" svg:y1="8.968cm" svg:x2="14.434cm" svg:y2="12.364cm" draw:start-shape="id4" draw:start-glue-point="2" draw:end-shape="id5" draw:end-glue-point="0" svg:d="M20210 8968c0 2547-5776 849-5776 3396" svg:viewBox="0 0 5777 3397">
          <text:p/>
        </draw:connector>
        <draw:frame draw:style-name="gr4" draw:text-style-name="P3" draw:layer="layout" svg:width="3.999cm" svg:height="0.729cm" svg:x="17.739cm" svg:y="4.655cm">
          <draw:text-box>
            <text:p><text:span text:style-name="T1">Sort big bucket file</text:span></text:p>
          </draw:text-box>
        </draw:frame>
        <draw:frame draw:style-name="gr4" draw:text-style-name="P2" draw:layer="layout" svg:width="5.798cm" svg:height="1.207cm" svg:x="12.038cm" svg:y="9.754cm">
          <draw:text-box>
            <text:p text:style-name="P1"><text:span text:style-name="T1">Concatenate sorted buckets</text:span></text:p>
            <text:p text:style-name="P1"><text:span text:style-name="T1">in one 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rect draw:style-name="gr2" draw:text-style-name="P2" draw:layer="layout" svg:width="4.826cm" svg:height="6.028cm" svg:x="9.84cm" svg:y="5.54cm">
          <text:p text:style-name="P4"><text:span text:style-name="T1">Job Queue</text:span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4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frame draw:style-name="gr4" draw:layer="layout" svg:width="8.219cm" svg:height="0.962cm" svg:x="9.596cm" svg:y="2.308cm">
          <draw:text-box>
            <text:p>Sort Data Multi-thread Flow</text:p>
          </draw:text-box>
        </draw:frame>
        <draw:frame draw:style-name="gr4" draw:text-style-name="P3" draw:layer="layout" svg:width="3.457cm" svg:height="1.207cm" svg:x="6.54cm" svg:y="5.656cm">
          <draw:text-box>
            <text:p><text:span text:style-name="T1">Add sort bucket</text:span></text:p>
            <text:p><text:span text:style-name="T1">file jobs</text:span></text:p>
          </draw:text-box>
        </draw:frame>
        <draw:rect draw:style-name="gr2" draw:text-style-name="P2" xml:id="id7" draw:id="id7" draw:layer="layout" svg:width="2.54cm" svg:height="0.81cm" svg:x="11.64cm" svg:y="7.058cm">
          <text:p text:style-name="P1"><text:span text:style-name="T1">Job #0</text:span></text:p>
        </draw:rect>
        <draw:rect draw:style-name="gr2" draw:text-style-name="P2" xml:id="id8" draw:id="id8" draw:layer="layout" svg:width="2.54cm" svg:height="0.81cm" svg:x="11.64cm" svg:y="7.858cm">
          <text:p text:style-name="P1"><text:span text:style-name="T1">Job #1</text:span></text:p>
        </draw:rect>
        <draw:rect draw:style-name="gr2" draw:text-style-name="P2" xml:id="id10" draw:id="id10" draw:layer="layout" svg:width="2.54cm" svg:height="0.81cm" svg:x="11.64cm" svg:y="10.058cm">
          <text:p text:style-name="P1"><text:span text:style-name="T1">Job #K</text:span></text:p>
        </draw:rect>
        <draw:rect draw:style-name="gr2" draw:text-style-name="P2" xml:id="id14" draw:id="id14" draw:layer="layout" svg:width="2.54cm" svg:height="0.81cm" svg:x="15.54cm" svg:y="13.858cm">
          <text:p text:style-name="P1"><text:span text:style-name="T1">Bucket #0</text:span></text:p>
        </draw:rect>
        <draw:connector draw:style-name="gr3" draw:text-style-name="P1" draw:layer="layout" draw:type="curve" svg:x1="6.628cm" svg:y1="6.879cm" svg:x2="11.64cm" svg:y2="7.463cm" draw:start-shape="id6" draw:start-glue-point="1" draw:end-shape="id7" draw:end-glue-point="3" svg:d="M6628 6879c3759 0 1253 584 5012 584" svg:viewBox="0 0 5013 585">
          <text:p/>
        </draw:connector>
        <draw:connector draw:style-name="gr3" draw:text-style-name="P1" draw:layer="layout" draw:type="curve" svg:x1="6.628cm" svg:y1="6.879cm" svg:x2="11.64cm" svg:y2="8.263cm" draw:start-shape="id6" draw:start-glue-point="1" draw:end-shape="id8" draw:end-glue-point="3" svg:d="M6628 6879c3759 0 1253 1384 5012 1384" svg:viewBox="0 0 5013 1385">
          <text:p/>
        </draw:connector>
        <draw:rect draw:style-name="gr2" draw:text-style-name="P2" draw:layer="layout" svg:width="6.604cm" svg:height="6.604cm" svg:x="17.03cm" svg:y="5.55cm">
          <text:p text:style-name="P4"><text:span text:style-name="T1">Worker Pull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2" xml:id="id13" draw:id="id13" draw:layer="layout" svg:width="4.45cm" svg:height="0.81cm" draw:transform="rotate (1.5707963267949) translate (18.51cm 11.9cm)">
          <text:p text:style-name="P1"><text:span text:style-name="T1">Worker #0</text:span></text:p>
        </draw:rect>
        <draw:rect draw:style-name="gr2" draw:text-style-name="P2" xml:id="id9" draw:id="id9" draw:layer="layout" svg:width="4.45cm" svg:height="0.81cm" draw:transform="rotate (1.5707963267949) translate (20.01cm 11.9cm)">
          <text:p text:style-name="P1"><text:span text:style-name="T1">Worker #1</text:span></text:p>
        </draw:rect>
        <draw:rect draw:style-name="gr2" draw:text-style-name="P2" xml:id="id11" draw:id="id11" draw:layer="layout" svg:width="4.45cm" svg:height="0.81cm" draw:transform="rotate (1.5707963267949) translate (22.41cm 11.9cm)">
          <text:p text:style-name="P1"><text:span text:style-name="T1">Worker #W</text:span></text:p>
        </draw:rect>
        <draw:connector draw:style-name="gr3" draw:text-style-name="P1" draw:layer="layout" draw:type="curve" svg:x1="14.18cm" svg:y1="7.463cm" svg:x2="20.415cm" svg:y2="7.45cm" draw:start-shape="id7" draw:start-glue-point="1" draw:end-shape="id9" draw:end-glue-point="1" svg:d="M14180 7463c4372 0 3643-257 4109-448s2126-316 2126 435" svg:viewBox="0 0 6236 595">
          <text:p/>
        </draw:connector>
        <draw:connector draw:style-name="gr3" draw:text-style-name="P1" draw:layer="layout" draw:type="curve" svg:x1="14.18cm" svg:y1="8.263cm" svg:x2="20.415cm" svg:y2="7.45cm" draw:start-shape="id8" draw:start-glue-point="1" draw:end-shape="id9" draw:end-glue-point="1" svg:d="M14180 8263c4372 0 3643-657 4109-1048s2126-516 2126 235" svg:viewBox="0 0 6236 1361">
          <text:p/>
        </draw:connector>
        <draw:connector draw:style-name="gr3" draw:text-style-name="P1" draw:layer="layout" draw:type="curve" svg:x1="14.18cm" svg:y1="10.463cm" svg:x2="22.815cm" svg:y2="7.45cm" draw:start-shape="id10" draw:start-glue-point="1" draw:end-shape="id11" draw:end-glue-point="1" svg:d="M14180 10463c6172 0 5143-1757 5759-2698s2876-1066 2876-315" svg:viewBox="0 0 8636 3502">
          <text:p/>
        </draw:connector>
        <draw:rect draw:style-name="gr2" draw:text-style-name="P2" xml:id="id12" draw:id="id12" draw:layer="layout" svg:width="2.54cm" svg:height="0.81cm" svg:x="11.64cm" svg:y="8.658cm">
          <text:p text:style-name="P1"><text:span text:style-name="T1">Job #2</text:span></text:p>
        </draw:rect>
        <draw:connector draw:style-name="gr3" draw:text-style-name="P1" draw:layer="layout" draw:type="curve" svg:x1="14.18cm" svg:y1="9.063cm" svg:x2="18.915cm" svg:y2="7.45cm" draw:start-shape="id12" draw:start-glue-point="1" draw:end-shape="id13" draw:end-glue-point="1" svg:d="M14180 9063c3247 0 2706-1057 3078-1648s1657-716 1657 35" svg:viewBox="0 0 4736 2135">
          <text:p/>
        </draw:connector>
        <draw:rect draw:style-name="gr2" draw:text-style-name="P2" xml:id="id15" draw:id="id15" draw:layer="layout" svg:width="2.54cm" svg:height="0.81cm" svg:x="18.34cm" svg:y="13.858cm">
          <text:p text:style-name="P1"><text:span text:style-name="T1">Bucket #1</text:span></text:p>
        </draw:rect>
        <draw:rect draw:style-name="gr2" draw:text-style-name="P2" xml:id="id16" draw:id="id16" draw:layer="layout" svg:width="2.54cm" svg:height="0.81cm" svg:x="21.44cm" svg:y="13.858cm">
          <text:p text:style-name="P1"><text:span text:style-name="T1">Bucket #K</text:span></text:p>
        </draw:rect>
        <draw:connector draw:style-name="gr3" draw:text-style-name="P1" draw:layer="layout" draw:type="curve" svg:x1="18.915cm" svg:y1="11.9cm" svg:x2="16.81cm" svg:y2="13.858cm" draw:start-shape="id13" draw:start-glue-point="3" draw:end-shape="id14" svg:d="M18915 11900c0 1468-2105 490-2105 1958" svg:viewBox="0 0 2106 1959">
          <text:p/>
        </draw:connector>
        <draw:connector draw:style-name="gr3" draw:text-style-name="P1" draw:layer="layout" draw:type="curve" svg:x1="20.415cm" svg:y1="11.9cm" svg:x2="19.61cm" svg:y2="13.858cm" draw:start-shape="id9" draw:start-glue-point="3" draw:end-shape="id15" svg:d="M20415 11900c0 1468-805 490-805 1958" svg:viewBox="0 0 806 1959">
          <text:p/>
        </draw:connector>
        <draw:connector draw:style-name="gr3" draw:text-style-name="P1" draw:layer="layout" draw:type="curve" svg:x1="22.815cm" svg:y1="11.9cm" svg:x2="22.71cm" svg:y2="13.858cm" draw:start-shape="id11" draw:start-glue-point="3" draw:end-shape="id16" draw:end-glue-point="0" svg:d="M22815 11900c0 1468-105 490-105 1958" svg:viewBox="0 0 106 1959">
          <text:p/>
        </draw:connector>
        <draw:rect draw:style-name="gr2" draw:text-style-name="P2" xml:id="id17" draw:id="id17" draw:layer="layout" svg:width="7.762cm" svg:height="0.738cm" svg:x="1.636cm" svg:y="4.41cm">
          <text:p text:style-name="P1"><text:span text:style-name="T1">Input File</text:span></text:p>
        </draw:rect>
        <draw:rect draw:style-name="gr2" draw:text-style-name="P2" xml:id="id18" draw:id="id18" draw:layer="layout" svg:width="8.24cm" svg:height="0.738cm" svg:x="15.636cm" svg:y="15.91cm">
          <text:p text:style-name="P1"><text:span text:style-name="T1">Output File</text:span></text:p>
        </draw:rect>
        <draw:frame draw:style-name="gr4" draw:text-style-name="P6" draw:layer="layout" svg:width="4.215cm" svg:height="1.207cm" svg:x="12.614cm" svg:y="14.686cm">
          <draw:text-box>
            <text:p text:style-name="P5"><text:span text:style-name="T1">Concatenate sorted</text:span></text:p>
            <text:p text:style-name="P5"><text:span text:style-name="T1">Buckets in one file</text:span></text:p>
          </draw:text-box>
        </draw:frame>
        <draw:frame draw:style-name="gr4" draw:text-style-name="P3" draw:layer="layout" svg:width="3.711cm" svg:height="1.207cm" svg:x="14.213cm" svg:y="4.11cm">
          <draw:text-box>
            <text:p text:style-name="P1"><text:span text:style-name="T1">Scatter jobs</text:span></text:p>
            <text:p text:style-name="P1"><text:span text:style-name="T1">between workers</text:span></text:p>
          </draw:text-box>
        </draw:frame>
        <draw:rect draw:style-name="gr2" draw:text-style-name="P2" xml:id="id6" draw:id="id6" draw:layer="layout" svg:width="4.992cm" svg:height="0.738cm" svg:x="1.636cm" svg:y="6.51cm">
          <text:p><text:span text:style-name="T1">Scatter data in buckets</text:span></text:p>
        </draw:rect>
        <draw:connector draw:style-name="gr3" draw:text-style-name="P1" draw:layer="layout" draw:type="curve" svg:x1="5.517cm" svg:y1="5.148cm" svg:x2="4.132cm" svg:y2="6.51cm" draw:start-shape="id17" draw:start-glue-point="2" draw:end-shape="id6" svg:d="M5517 5148c0 1021-1385 341-1385 1362" svg:viewBox="0 0 1386 1363">
          <text:p/>
        </draw:connector>
        <draw:connector draw:style-name="gr3" draw:text-style-name="P1" draw:layer="layout" draw:type="curve" svg:x1="6.628cm" svg:y1="6.879cm" svg:x2="11.64cm" svg:y2="9.063cm" draw:start-shape="id6" draw:start-glue-point="1" draw:end-shape="id12" draw:end-glue-point="3" svg:d="M6628 6879c3759 0 1253 2184 5012 2184" svg:viewBox="0 0 5013 2185">
          <text:p/>
        </draw:connector>
        <draw:connector draw:style-name="gr3" draw:text-style-name="P1" draw:layer="layout" draw:type="curve" svg:x1="6.628cm" svg:y1="6.879cm" svg:x2="11.64cm" svg:y2="10.463cm" draw:start-shape="id6" draw:start-glue-point="1" draw:end-shape="id10" draw:end-glue-point="3" svg:d="M6628 6879c3759 0 1253 3584 5012 3584" svg:viewBox="0 0 5013 3585">
          <text:p/>
        </draw:connector>
        <draw:frame draw:style-name="gr4" draw:text-style-name="P2" draw:layer="layout" svg:width="3.313cm" svg:height="0.729cm" svg:x="14.408cm" svg:y="12.357cm">
          <draw:text-box>
            <text:p text:style-name="P1"><text:span text:style-name="T1">Sort bucket file</text:span></text:p>
          </draw:text-box>
        </draw:frame>
        <draw:connector draw:style-name="gr3" draw:text-style-name="P1" draw:layer="layout" draw:type="curve" svg:x1="16.81cm" svg:y1="14.668cm" svg:x2="19.756cm" svg:y2="15.91cm" draw:start-shape="id14" draw:start-glue-point="2" draw:end-shape="id18" svg:d="M16810 14668c0 931 2946 311 2946 1242" svg:viewBox="0 0 2947 1243">
          <text:p/>
        </draw:connector>
        <draw:connector draw:style-name="gr3" draw:text-style-name="P1" draw:layer="layout" draw:type="curve" svg:x1="19.61cm" svg:y1="14.668cm" svg:x2="19.756cm" svg:y2="15.91cm" draw:start-shape="id15" draw:end-shape="id18" draw:end-glue-point="0" svg:d="M19610 14668c0 931 146 311 146 1242" svg:viewBox="0 0 147 1243">
          <text:p/>
        </draw:connector>
        <draw:connector draw:style-name="gr3" draw:text-style-name="P1" draw:layer="layout" draw:type="curve" svg:x1="22.71cm" svg:y1="14.668cm" svg:x2="19.756cm" svg:y2="15.91cm" draw:start-shape="id16" draw:end-shape="id18" draw:end-glue-point="0" svg:d="M22710 14668c0 931-2954 311-2954 1242" svg:viewBox="0 0 2955 1243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rect draw:style-name="gr2" draw:text-style-name="P2" draw:layer="layout" svg:width="2.54cm" svg:height="0.738cm" svg:x="2.54cm" svg:y="2.564cm">
          <text:p text:style-name="P1"><text:span text:style-name="T1">Sort</text:span></text:p>
        </draw:rect>
        <draw:frame draw:style-name="gr4" draw:layer="layout" svg:width="9.265cm" svg:height="0.962cm" svg:x="6.097cm" svg:y="0.508cm">
          <draw:text-box>
            <text:p>Module High-level Design Draft</text:p>
          </draw:text-box>
        </draw:frame>
        <draw:rect draw:style-name="gr2" draw:text-style-name="P2" draw:layer="layout" svg:width="3.302cm" svg:height="0.738cm" svg:x="14.2cm" svg:y="4.418cm">
          <text:p text:style-name="P1"><text:span text:style-name="T1">Worker #0</text:span></text:p>
        </draw:rect>
        <draw:rect draw:style-name="gr2" draw:text-style-name="P2" draw:layer="layout" svg:width="5.164cm" svg:height="0.738cm" svg:x="5.734cm" svg:y="4.764cm">
          <text:p text:style-name="P1"><text:span text:style-name="T1">Scatter Job Queue</text:span></text:p>
        </draw:rect>
        <draw:line draw:style-name="gr3" draw:text-style-name="P1" draw:layer="layout" svg:x1="3.81cm" svg:y1="3.302cm" svg:x2="5.734cm" svg:y2="5.08cm">
          <text:p/>
        </draw:line>
        <draw:line draw:style-name="gr3" draw:text-style-name="P1" draw:layer="layout" svg:x1="10.898cm" svg:y1="5.08cm" svg:x2="14.2cm" svg:y2="6.096cm">
          <text:p/>
        </draw:line>
        <draw:line draw:style-name="gr3" draw:text-style-name="P1" draw:layer="layout" svg:x1="10.898cm" svg:y1="5.08cm" svg:x2="14.2cm" svg:y2="4.826cm">
          <text:p/>
        </draw:line>
        <draw:rect draw:style-name="gr2" draw:text-style-name="P2" draw:layer="layout" svg:width="3.302cm" svg:height="0.738cm" svg:x="14.2cm" svg:y="5.718cm">
          <text:p text:style-name="P1"><text:span text:style-name="T1">Worker #1</text:span></text:p>
        </draw:rect>
        <draw:rect draw:style-name="gr2" draw:text-style-name="P2" draw:layer="layout" svg:width="3.302cm" svg:height="0.738cm" svg:x="14.2cm" svg:y="7.818cm">
          <text:p text:style-name="P1"><text:span text:style-name="T1">Worker #W-1</text:span></text:p>
        </draw:rect>
        <draw:line draw:style-name="gr3" draw:text-style-name="P1" draw:layer="layout" svg:x1="10.898cm" svg:y1="5.08cm" svg:x2="14.2cm" svg:y2="8.102cm">
          <text:p/>
        </draw:line>
        <draw:rect draw:style-name="gr2" draw:text-style-name="P2" draw:layer="layout" svg:width="5.164cm" svg:height="0.738cm" svg:x="5.734cm" svg:y="6.864cm">
          <text:p text:style-name="P1"><text:span text:style-name="T1">Sort Job Queue</text:span></text:p>
        </draw:rect>
        <draw:rect draw:style-name="gr2" draw:text-style-name="P2" draw:layer="layout" svg:width="5.164cm" svg:height="0.738cm" svg:x="5.734cm" svg:y="9.064cm">
          <text:p text:style-name="P1"><text:span text:style-name="T1">Concatenate Job Queue</text:span></text:p>
        </draw:rect>
        <draw:line draw:style-name="gr3" draw:text-style-name="P1" draw:layer="layout" svg:x1="10.898cm" svg:y1="7.222cm" svg:x2="14.2cm" svg:y2="6.096cm">
          <text:p/>
        </draw:line>
        <draw:line draw:style-name="gr3" draw:text-style-name="P1" draw:layer="layout" svg:x1="10.898cm" svg:y1="7.222cm" svg:x2="14.2cm" svg:y2="4.826cm">
          <text:p/>
        </draw:line>
        <draw:line draw:style-name="gr3" draw:text-style-name="P1" draw:layer="layout" svg:x1="10.898cm" svg:y1="7.222cm" svg:x2="14.2cm" svg:y2="8.102cm">
          <text:p/>
        </draw:line>
        <draw:line draw:style-name="gr3" draw:text-style-name="P1" draw:layer="layout" svg:x1="10.898cm" svg:y1="9.364cm" svg:x2="14.2cm" svg:y2="6.096cm">
          <text:p/>
        </draw:line>
        <draw:line draw:style-name="gr3" draw:text-style-name="P1" draw:layer="layout" svg:x1="10.898cm" svg:y1="9.364cm" svg:x2="14.2cm" svg:y2="4.826cm">
          <text:p/>
        </draw:line>
        <draw:line draw:style-name="gr3" draw:text-style-name="P1" draw:layer="layout" svg:x1="10.898cm" svg:y1="9.364cm" svg:x2="14.2cm" svg:y2="8.102cm">
          <text:p/>
        </draw:line>
        <draw:line draw:style-name="gr3" draw:text-style-name="P1" draw:layer="layout" svg:x1="3.81cm" svg:y1="3.302cm" svg:x2="5.734cm" svg:y2="7.28cm">
          <text:p/>
        </draw:line>
        <draw:line draw:style-name="gr3" draw:text-style-name="P1" draw:layer="layout" svg:x1="3.81cm" svg:y1="3.302cm" svg:x2="5.734cm" svg:y2="9.48cm">
          <text:p/>
        </draw:line>
        <draw:frame draw:style-name="gr4" draw:text-style-name="P7" draw:layer="layout" svg:width="1.772cm" svg:height="0.962cm" svg:x="19.558cm" svg:y="2.286cm">
          <draw:text-box>
            <text:p><text:span text:style-name="T2">TB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22:59:12.443233588</meta:creation-date>
    <dc:date>2015-11-12T20:53:48.047904616</dc:date>
    <meta:editing-duration>PT1H56M30S</meta:editing-duration>
    <meta:editing-cycles>20</meta:editing-cycles>
    <meta:generator>LibreOffice/4.2.8.2$Linux_X86_64 LibreOffice_project/420m0$Build-2</meta:generator>
    <meta:document-statistic meta:object-count="195"/>
  </office:meta>
</office:document-meta>
</file>